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/>
    </style:style>
    <style:style style:name="P3" style:family="paragraph" style:parent-style-name="Standard">
      <style:text-properties style:font-name="verdana" fo:font-size="12pt" officeooo:paragraph-rsid="0001bac5"/>
    </style:style>
    <style:style style:name="P4" style:family="paragraph" style:parent-style-name="Standard">
      <style:text-properties officeooo:rsid="00004f1e" officeooo:paragraph-rsid="00004f1e"/>
    </style:style>
    <style:style style:name="P5" style:family="paragraph" style:parent-style-name="Standard">
      <style:text-properties style:font-name="verdana" fo:font-size="12pt" officeooo:rsid="0001bac5" officeooo:paragraph-rsid="0001bac5"/>
    </style:style>
    <style:style style:name="T1" style:family="text">
      <style:text-properties fo:font-size="12pt"/>
    </style:style>
    <style:style style:name="T2" style:family="text">
      <style:text-properties officeooo:rsid="0001bac5"/>
    </style:style>
    <style:style style:name="T3" style:family="text">
      <style:text-properties officeooo:rsid="0002262b"/>
    </style:style>
    <style:style style:name="T4" style:family="text">
      <style:text-properties officeooo:rsid="0003e8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the starter:</text:p>
      <text:p text:style-name="P2"><text:span text:style-name="T2">4 oz </text:span><text:s/>warm water</text:p>
      <text:p text:style-name="P2"><text:span text:style-name="T3">2</text:span><text:span text:style-name="T2">.25 oz </text:span><text:span text:style-name="T3">AP </text:span>flour</text:p>
      <text:p text:style-name="P2">1/2 teaspoon dry active yeast</text:p>
      <text:p text:style-name="P2">- mix well and refrigerate overnight</text:p>
      <text:p text:style-name="P2"/>
      <text:p text:style-name="P2">For the dough:</text:p>
      <text:p text:style-name="P5">2.25 tsp <text:span text:style-name="T4">yeast</text:span></text:p>
      <text:p text:style-name="P3">2 teaspoons sugar<text:line-break/>3/4 cup warm water</text:p>
      <text:p text:style-name="P2">- mix and let stand 15 minutes</text:p>
      <text:p text:style-name="P2">- add starter from day before (reserve 1/4 cup if you want to keep your starter going), plus:</text:p>
      <text:p text:style-name="P1"><text:span text:style-name="T1">3 tablespoons</text:span> <text:span text:style-name="T1">lard</text:span> <text:span text:style-name="T1"><text:line-break/>2 teaspoons fine salt</text:span></text:p>
      <text:p text:style-name="P1"><text:span text:style-name="T1">about 3 cups flour, or as needed (I used 1 1/2 cup</text:span> <text:span text:style-name="T1">all-purpose flour</text:span></text:p>
      <text:p text:style-name="P1"><text:span text:style-name="T1">and 1 1/2 cups</text:span> <text:span text:style-name="T1">bread flour)</text:span> <text:span text:style-name="T1"><text:line-break/>water to spray tops of loaves</text:span></text:p>
      <text:p text:style-name="Standard"/>
      <text:p text:style-name="Standard"/>
      <text:p text:style-name="P4">knead … rise to double </text:p>
      <text:p text:style-name="P4"/>
      <text:p text:style-name="P4"/>
      <text:p text:style-name="P4">press to rectangle</text:p>
      <text:p text:style-name="P4"/>
      <text:p text:style-name="P4">press to long rectangle and roll tightly</text:p>
      <text:p text:style-name="P4">press down</text:p>
      <text:p text:style-name="P4">cornmeal lined sheet </text:p>
      <text:p text:style-name="P4">dust top … </text:p>
      <text:p text:style-name="P4">rise to double</text:p>
      <text:p text:style-name="P4">slice</text:p>
      <text:p text:style-name="P4"/>
      <text:p text:style-name="P4">spray w/ water </text:p>
      <text:p text:style-name="P4"/>
      <text:p text:style-name="P4">400 degr = 20-25 mins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3:04:07.197436955</meta:creation-date>
    <dc:date>2021-07-29T14:14:46.440940665</dc:date>
    <meta:editing-duration>PT1H48M4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28" meta:character-count="645" meta:non-whitespace-character-count="533"/>
  </office:meta>
</office:document-meta>
</file>